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color="#000000" draw:fill="none" draw:fill-color="#ffffff" fo:min-height="1.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8"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marker-start="Arrow" draw:marker-end=""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12" style:family="graphic" style:parent-style-name="standard">
      <style:graphic-properties draw:marker-start="Arrow"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16"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margin-left="0.517cm" fo:margin-right="0cm" fo:text-align="justify" fo:text-indent="-0.517cm"/>
    </style:style>
    <style:style style:name="P4" style:family="paragraph">
      <style:paragraph-properties fo:margin-left="0.456cm" fo:margin-right="0cm" fo:text-align="justify" fo:text-indent="-0.456cm"/>
    </style:style>
    <style:style style:name="P5" style:family="paragraph">
      <style:paragraph-properties fo:text-align="justify"/>
      <style:text-properties fo:font-size="14pt" style:font-size-asian="14pt" style:font-size-complex="14pt"/>
    </style:style>
    <style:style style:name="P6" style:family="paragraph">
      <style:text-properties fo:font-size="14pt" style:font-size-asian="14pt" style:font-size-complex="14pt"/>
    </style:style>
    <style:style style:name="P7" style:family="paragraph">
      <style:text-properties fo:font-size="26pt" style:font-size-asian="26pt" style:font-size-complex="26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3" draw:layer="layout" svg:width="3.81cm" svg:height="1.905cm" svg:x="4.276cm" svg:y="3.47cm">
          <text:p text:style-name="P1">Master SA</text:p>
        </draw:rect>
        <draw:rect draw:style-name="gr1" draw:text-style-name="P1" draw:id="id2" draw:layer="layout" svg:width="5.08cm" svg:height="2.54cm" svg:x="1.636cm" svg:y="9.82cm">
          <text:p text:style-name="P1">Sub-SA</text:p>
          <text:p text:style-name="P1">Cache</text:p>
        </draw:rect>
        <draw:rect draw:style-name="gr1" draw:text-style-name="P1" draw:id="id4" draw:layer="layout" svg:width="5.08cm" svg:height="2.54cm" svg:x="8.621cm" svg:y="9.82cm">
          <text:p text:style-name="P1">Sub-SA</text:p>
          <text:p text:style-name="P1">Cache</text:p>
        </draw:rect>
        <draw:rect draw:style-name="gr1" draw:text-style-name="P1" draw:id="id5" draw:layer="layout" svg:width="5.08cm" svg:height="2.54cm" svg:x="14.971cm" svg:y="9.185cm">
          <text:p text:style-name="P1">Sub-SA</text:p>
          <text:p text:style-name="P1">Cache</text:p>
        </draw:rect>
        <draw:ellipse draw:style-name="gr1" draw:text-style-name="P1" draw:id="id1" draw:layer="layout" svg:width="2.54cm" svg:height="1.27cm" svg:x="2.906cm" svg:y="17.44cm">
          <text:p text:style-name="P1">Node</text:p>
        </draw:ellipse>
        <draw:connector draw:style-name="gr2" draw:text-style-name="P1" draw:layer="layout" svg:x1="4.176cm" svg:y1="17.44cm" svg:x2="4.176cm" svg:y2="12.36cm" draw:start-shape="id1" draw:start-glue-point="0" draw:end-shape="id2" draw:end-glue-point="2" svg:d="m4176 17440v-5080">
          <text:p text:style-name="P1">Socket</text:p>
        </draw:connector>
        <draw:connector draw:style-name="gr3" draw:text-style-name="P1" draw:layer="layout" svg:x1="6.181cm" svg:y1="5.375cm" svg:x2="4.176cm" svg:y2="9.82cm" draw:start-shape="id3" draw:start-glue-point="2" draw:end-shape="id2" svg:d="m6181 5375v2223h-2005v2222">
          <text:p/>
        </draw:connector>
        <draw:connector draw:style-name="gr2" draw:text-style-name="P1" draw:layer="layout" svg:x1="6.181cm" svg:y1="5.375cm" svg:x2="11.161cm" svg:y2="9.82cm" draw:start-shape="id3" draw:start-glue-point="2" draw:end-shape="id4" svg:d="m6181 5375v2223h4980v2222">
          <text:p text:style-name="P1">RDMA</text:p>
        </draw:connector>
        <draw:connector draw:style-name="gr3" draw:text-style-name="P1" draw:layer="layout" svg:x1="6.181cm" svg:y1="5.375cm" svg:x2="17.511cm" svg:y2="9.185cm" draw:start-shape="id3" draw:start-glue-point="2" draw:end-shape="id5" draw:end-glue-point="0" svg:d="m6181 5375v1905h11330v1905">
          <text:p/>
        </draw:connector>
        <draw:ellipse draw:style-name="gr1" draw:text-style-name="P1" draw:id="id6" draw:layer="layout" svg:width="2.54cm" svg:height="1.27cm" svg:x="16.876cm" svg:y="19.345cm">
          <text:p text:style-name="P1">Node</text:p>
        </draw:ellipse>
        <draw:connector draw:style-name="gr2" draw:text-style-name="P1" draw:layer="layout" svg:x1="18.146cm" svg:y1="19.345cm" svg:x2="17.511cm" svg:y2="11.725cm" draw:start-shape="id6" draw:start-glue-point="0" draw:end-shape="id5" draw:end-glue-point="2" svg:d="m18146 19345v-3810h-635v-3810">
          <text:p text:style-name="P1">Socket</text:p>
        </draw:connector>
        <draw:frame draw:style-name="gr4" draw:layer="layout" svg:width="6.35cm" svg:height="1.673cm" svg:x="1.636cm" svg:y="18.71cm">
          <draw:text-box>
            <text:p>Caching here</text:p>
            <text:p>How much?</text:p>
          </draw:text-box>
        </draw:frame>
        <draw:rect draw:style-name="gr1" draw:text-style-name="P1" draw:id="id7" draw:layer="layout" svg:width="5.08cm" svg:height="2.54cm" svg:x="9.256cm" svg:y="15.535cm">
          <text:p text:style-name="P1">Sub-SA</text:p>
          <text:p text:style-name="P1">Cache</text:p>
        </draw:rect>
        <draw:connector draw:style-name="gr2" draw:text-style-name="P1" draw:layer="layout" svg:x1="11.161cm" svg:y1="12.36cm" svg:x2="11.796cm" svg:y2="15.535cm" draw:start-shape="id4" draw:start-glue-point="2" draw:end-shape="id7" draw:end-glue-point="0" svg:d="m11161 12360v1588h635v1587">
          <text:p text:style-name="P1">RDMA</text:p>
        </draw:connector>
        <draw:ellipse draw:style-name="gr1" draw:text-style-name="P1" draw:id="id8" draw:layer="layout" svg:width="2.54cm" svg:height="1.27cm" svg:x="9.256cm" svg:y="21.25cm">
          <text:p text:style-name="P1">Node</text:p>
        </draw:ellipse>
        <draw:connector draw:style-name="gr2" draw:text-style-name="P1" draw:layer="layout" svg:x1="10.526cm" svg:y1="21.25cm" svg:x2="11.796cm" svg:y2="18.075cm" draw:start-shape="id8" draw:start-glue-point="0" draw:end-shape="id7" draw:end-glue-point="2" svg:d="m10526 21250v-1587h1270v-1588">
          <text:p text:style-name="P1">Socket</text:p>
        </draw:connector>
        <draw:frame draw:style-name="gr5" draw:layer="layout" svg:width="3.175cm" svg:height="1.673cm" svg:x="11.796cm" svg:y="20.847cm">
          <draw:text-box>
            <text:p>Register PR use?</text:p>
          </draw:text-box>
        </draw:frame>
        <draw:frame draw:style-name="gr6" draw:layer="layout" svg:width="4.384cm" svg:height="0.962cm" svg:x="4.744cm" svg:y="1.4cm">
          <draw:text-box>
            <text:p>Early Ideas....</text:p>
          </draw:text-box>
        </draw:frame>
      </draw:page>
      <draw:page draw:name="page2" draw:style-name="dp1" draw:master-page-name="Default">
        <draw:frame draw:style-name="gr7" draw:text-style-name="P5" draw:layer="layout" svg:width="19.182cm" svg:height="19.954cm" svg:x="1.185cm" svg:y="1cm">
          <draw:text-box>
            <text:p text:style-name="P2"><text:span text:style-name="T1">Assumptions this document makes:</text:span></text:p>
            <text:p text:style-name="P2"><text:span text:style-name="T1"/></text:p>
            <text:list text:style-name="L1">
              <text:list-item>
                <text:p text:style-name="P2"><text:span text:style-name="T1">We limit the amount of asynchronous communication “to” the ibacm service nodes.</text:span></text:p>
                <text:list>
                  <text:list-item>
                    <text:p text:style-name="P2"><text:span text:style-name="T1">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2"><text:span text:style-name="T1">SSA services are in constant contact with their parents.</text:span></text:p>
                <text:list>
                  <text:list-item>
                    <text:p text:style-name="P2"><text:span text:style-name="T1">And </text:span><text:span text:style-name="T2">SSA</text:span><text:span text:style-name="T1"> children</text:span></text:p>
                  </text:list-item>
                  <text:list-item>
                    <text:p text:style-name="P2"><text:span text:style-name="T1">Again no asynchronous messages occur to the ibacm service nodes. <text:s/>I am not sure if the ibacm should be tasked with sending heartbeats to the SSA. <text:s/>I am thinking not.</text:span></text:p>
                  </text:list-item>
                </text:list>
              </text:list-item>
              <text:list-item>
                <text:p text:style-name="P3"><text:span text:style-name="T1">Each service (ibacm or SSA) has 2 parents a “father” and a “mother”. <text:s/>Father is the primary parent and mother the backup.</text:span></text:p>
                <text:list>
                  <text:list-item>
                    <text:p text:style-name="P2"><text:span text:style-name="T1">The father and mother can be the same. <text:s/>Although this is less redundant.</text:span></text:p>
                  </text:list-item>
                  <text:list-item>
                    <text:p text:style-name="P2"><text:span text:style-name="T1">Should both the father and mother fail (or in the case of only having a father which fails) the service (ibacm or SSA) will have to reinitialize the connection by contacting the Master SM via SR all over again.</text:span></text:p>
                  </text:list-item>
                  <text:list-item>
                    <text:p text:style-name="P2"><text:span text:style-name="T1">For small installations (or simple configurations) it may be that the Master SM (SSA/SM) will simply be the “mother” for all nodes such that SR reinitialize is not required.</text:span></text:p>
                  </text:list-item>
                </text:list>
              </text:list-item>
              <text:list-item>
                <text:p text:style-name="P4"><text:span text:style-name="T1">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4"><text:span text:style-name="T1">Nodes can come and go. <text:s/>All wire up is done in a dynamic fashion for bot the ibacm and SSA nodes.</text:span></text:p>
              </text:list-item>
              <text:list-item>
                <text:p text:style-name="P4"><text:span text:style-name="T1">This protocol avoids multicast communication. <text:s/>I can't think of any data which needs to be </text:span><text:span text:style-name="T1"><text:a xlink:href="slot:">sent </text:a></text:span><text:span text:style-name="T1">to all nodes at any level.</text:span></text:p>
              </text:list-item>
              <text:list-item>
                <text:p text:style-name="P4"><text:span text:style-name="T1"/></text:p>
              </text:list-item>
            </text:list>
          </draw:text-box>
        </draw:frame>
      </draw:page>
      <draw:page draw:name="page3" draw:style-name="dp1" draw:master-page-name="Default">
        <draw:g>
          <draw:line draw:style-name="gr3" draw:text-style-name="P1" draw:layer="layout" svg:x1="15.34cm" svg:y1="5.243cm" svg:x2="15.34cm" svg:y2="26.318cm">
            <text:p/>
          </draw:line>
          <draw:frame draw:style-name="gr8" draw:layer="layout" svg:width="2.191cm" svg:height="1.054cm" svg:x="14.17cm" svg:y="4.315cm">
            <draw:text-box>
              <text:p>ibacm</text:p>
            </draw:text-box>
          </draw:frame>
        </draw:g>
        <draw:g>
          <draw:frame draw:style-name="gr8" draw:layer="layout" svg:width="2.911cm" svg:height="1.054cm" svg:x="28.695cm" svg:y="4.415cm">
            <draw:text-box>
              <text:p>SSA/SM</text:p>
            </draw:text-box>
          </draw:frame>
          <draw:line draw:style-name="gr3" draw:text-style-name="P1" draw:layer="layout" svg:x1="30.27cm" svg:y1="5.253cm" svg:x2="30.27cm" svg:y2="26.318cm">
            <text:p/>
          </draw:line>
        </draw:g>
        <draw:line draw:style-name="gr9" draw:text-style-name="P1" draw:layer="layout" svg:x1="15.37cm" svg:y1="13.27cm" svg:x2="30.245cm" svg:y2="14.34cm">
          <text:p text:style-name="P1">SR req for SSA</text:p>
        </draw:line>
        <draw:line draw:style-name="gr9" draw:text-style-name="P1" draw:layer="layout" svg:x1="15.327cm" svg:y1="16.188cm" svg:x2="21.355cm" svg:y2="17.205cm">
          <text:p text:style-name="P1">Conn Req</text:p>
        </draw:line>
        <draw:line draw:style-name="gr10" draw:text-style-name="P1" draw:layer="layout" svg:x1="15.356cm" svg:y1="18.024cm" svg:x2="21.355cm" svg:y2="17.68cm">
          <text:p text:style-name="P1">Conn Rsp</text:p>
        </draw:line>
        <draw:g>
          <draw:frame draw:style-name="gr11" draw:layer="layout" svg:width="1.78cm" svg:height="1.047cm" svg:x="20.788cm" svg:y="4.18cm">
            <draw:text-box>
              <text:p>SSA</text:p>
            </draw:text-box>
          </draw:frame>
          <draw:line draw:style-name="gr3" draw:text-style-name="P1" draw:layer="layout" svg:x1="21.383cm" svg:y1="5.112cm" svg:x2="21.383cm" svg:y2="26.289cm">
            <text:p/>
          </draw:line>
        </draw:g>
        <draw:frame draw:style-name="gr7" draw:text-style-name="P5" draw:layer="layout" svg:width="12.553cm" svg:height="3.115cm" svg:x="19.797cm" svg:y="0.9cm">
          <draw:text-box>
            <text:p text:style-name="P2"><text:span text:style-name="T1">“</text:span><text:span text:style-name="T1">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9" draw:text-style-name="P1" draw:layer="layout" svg:x1="21.455cm" svg:y1="6.064cm" svg:x2="30.247cm" svg:y2="6.834cm">
          <text:p text:style-name="P1">SR req for SSA</text:p>
        </draw:line>
        <draw:line draw:style-name="gr10" draw:text-style-name="P1" draw:layer="layout" svg:x1="21.355cm" svg:y1="7.99cm" svg:x2="30.218cm" svg:y2="7.366cm">
          <text:p text:style-name="P1">SR rsp</text:p>
        </draw:line>
        <draw:line draw:style-name="gr9" draw:text-style-name="P1" draw:layer="layout" svg:x1="21.355cm" svg:y1="8.625cm" svg:x2="30.245cm" svg:y2="9.26cm">
          <text:p text:style-name="P1">Conn Req</text:p>
        </draw:line>
        <draw:line draw:style-name="gr10" draw:text-style-name="P1" draw:layer="layout" svg:x1="21.355cm" svg:y1="10.53cm" svg:x2="30.245cm" svg:y2="9.695cm">
          <text:p text:style-name="P1">Conn Rsp</text:p>
        </draw:line>
        <draw:frame draw:style-name="gr6" draw:text-style-name="P6" draw:layer="layout" svg:width="10.006cm" svg:height="2.471cm" svg:x="31.879cm" svg:y="14.015cm">
          <draw:text-box>
            <text:p><text:span text:style-name="T3">SR rsp</text:span></text:p>
            <text:p><text:span text:style-name="T1">Contains:</text:span></text:p>
            <text:p><text:span text:style-name="T1"><text:tab/></text:span><text:span text:style-name="T1">ComHeader</text:span></text:p>
            <text:p><text:span text:style-name="T1"><text:tab/></text:span><text:span text:style-name="T1">SSA EP info : “master” SSA (SM info)</text:span></text:p>
          </draw:text-box>
        </draw:frame>
        <draw:line draw:style-name="gr9" draw:text-style-name="P1" draw:layer="layout" svg:x1="15.356cm" svg:y1="19.238cm" svg:x2="21.355cm" svg:y2="20.05cm">
          <text:p text:style-name="P1">Ibacm Data Req</text:p>
        </draw:line>
        <draw:line draw:style-name="gr12" draw:text-style-name="P1" draw:layer="layout" svg:x1="21.355cm" svg:y1="17.44cm" svg:x2="30.245cm" svg:y2="17.44cm">
          <text:p text:style-name="P1">SSA “Data”</text:p>
        </draw:line>
        <draw:line draw:style-name="gr12" draw:text-style-name="P1" draw:layer="layout" svg:x1="21.355cm" svg:y1="11.54cm" svg:x2="30.245cm" svg:y2="11.54cm">
          <text:p text:style-name="P1">SSA “Control”</text:p>
        </draw:line>
        <draw:line draw:style-name="gr10" draw:text-style-name="P1" draw:layer="layout" svg:x1="15.327cm" svg:y1="15.567cm" svg:x2="30.245cm" svg:y2="14.975cm">
          <text:p text:style-name="P1">SR rsp</text:p>
        </draw:line>
        <draw:line draw:style-name="gr10" draw:text-style-name="P1" draw:layer="layout" svg:x1="15.327cm" svg:y1="21.221cm" svg:x2="21.355cm" svg:y2="20.685cm">
          <text:p text:style-name="P1">Ibacm Data Rsp</text:p>
        </draw:line>
        <draw:line draw:style-name="gr12" draw:text-style-name="P1" draw:layer="layout" svg:x1="21.355cm" svg:y1="12.64cm" svg:x2="30.245cm" svg:y2="12.64cm">
          <text:p text:style-name="P1">SSA “Data”</text:p>
        </draw:line>
        <draw:frame draw:style-name="gr6" draw:text-style-name="P6" draw:layer="layout" svg:width="9.472cm" svg:height="2.945cm" svg:x="31.871cm" svg:y="17.461cm">
          <draw:text-box>
            <text:p><text:span text:style-name="T3">SSA Control</text:span></text:p>
            <text:p><text:span text:style-name="T3">Type: heart beat, “events”, resize data</text:span></text:p>
            <text:p><text:span text:style-name="T1">Contains:</text:span></text:p>
            <text:p><text:span text:style-name="T4"><text:tab/></text:span><text:span text:style-name="T4">ComHeader</text:span></text:p>
            <text:p><text:span text:style-name="T1"><text:tab/></text:span><text:span text:style-name="T1">Msg Data</text:span></text:p>
          </draw:text-box>
        </draw:frame>
        <draw:frame draw:style-name="gr6" draw:text-style-name="P6" draw:layer="layout" svg:width="4.676cm" svg:height="1.916cm" svg:x="32.042cm" svg:y="21.513cm">
          <draw:text-box>
            <text:p><text:span text:style-name="T3">SSA Data (RDMA)</text:span></text:p>
            <text:p><text:span text:style-name="T1">Contains:</text:span></text:p>
            <text:p><text:span text:style-name="T1"><text:tab/></text:span><text:span text:style-name="T1">“</text:span><text:span text:style-name="T1">row data”</text:span></text:p>
          </draw:text-box>
        </draw:frame>
        <draw:frame draw:style-name="gr6" draw:text-style-name="P6" draw:layer="layout" svg:width="8.588cm" svg:height="3.581cm" svg:x="2.276cm" svg:y="8.478cm">
          <draw:text-box>
            <text:p><text:span text:style-name="T3">Conn req</text:span></text:p>
            <text:p><text:span text:style-name="T1">Contains:</text:span></text:p>
            <text:p><text:span text:style-name="T1"><text:tab/></text:span><text:span text:style-name="T1">ComHeader</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6" draw:layer="layout" svg:width="9.011cm" svg:height="3.581cm" svg:x="6.544cm" svg:y="19.134cm">
          <draw:text-box>
            <text:p><text:span text:style-name="T3">Ibacm data rsp</text:span></text:p>
            <text:p><text:span text:style-name="T1">Contains:</text:span></text:p>
            <text:p><text:span text:style-name="T1"><text:tab/></text:span><text:span text:style-name="T1">“</text:span><text:span text:style-name="T1">row data” (RDMA WRITE)</text:span></text:p>
            <text:p><text:span text:style-name="T1">OR</text:span></text:p>
            <text:p><text:span text:style-name="T1"><text:tab/></text:span><text:span text:style-name="T1">Addr for ibacm to read from?</text:span></text:p>
            <text:p><text:span text:style-name="T1"><text:tab/></text:span><text:span text:style-name="T1">(For ibacm issued RDMA READ)</text:span></text:p>
          </draw:text-box>
        </draw:frame>
        <draw:frame draw:style-name="gr6" draw:text-style-name="P6" draw:layer="layout" svg:width="6.729cm" svg:height="6.356cm" svg:x="0.887cm" svg:y="18.933cm">
          <draw:text-box>
            <text:p><text:span text:style-name="T3">Ibacm data req</text:span></text:p>
            <text:p><text:span text:style-name="T1">Contains:</text:span></text:p>
            <text:p><text:span text:style-name="T1"><text:tab/></text:span><text:span text:style-name="T1">Epoch</text:span></text:p>
            <text:p><text:span text:style-name="T1"><text:tab/></text:span><text:span text:style-name="T1">Type</text:span></text:p>
            <text:p><text:span text:style-name="T1"><text:tab/></text:span><text:span text:style-name="T1"><text:tab/></text:span><text:span text:style-name="T1">All</text:span></text:p>
            <text:p><text:span text:style-name="T1"><text:tab/></text:span><text:span text:style-name="T1"><text:tab/></text:span><text:span text:style-name="T1">Addr</text:span></text:p>
            <text:p><text:span text:style-name="T1"><text:tab/></text:span><text:span text:style-name="T1">Addr</text:span></text:p>
            <text:p><text:span text:style-name="T1"><text:tab/></text:span><text:span text:style-name="T1"><text:tab/></text:span><text:span text:style-name="T1">DLID</text:span></text:p>
            <text:p><text:span text:style-name="T1"><text:tab/></text:span><text:span text:style-name="T1"><text:tab/></text:span><text:span text:style-name="T1">IP (v4 or v6)</text:span></text:p>
            <text:p><text:span text:style-name="T1"><text:tab/></text:span><text:span text:style-name="T1"><text:tab/></text:span><text:span text:style-name="T1">NodeDescription</text:span></text:p>
            <text:p><text:span text:style-name="T1"><text:tab/></text:span><text:span text:style-name="T1"><text:tab/></text:span><text:span text:style-name="T1">hostname</text:span></text:p>
          </draw:text-box>
        </draw:frame>
        <draw:frame draw:style-name="gr6" draw:text-style-name="P6" draw:layer="layout" svg:width="9.701cm" svg:height="5.801cm" svg:x="2.376cm" svg:y="12.32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6" draw:text-style-name="P7" draw:layer="layout" svg:width="1.277cm" svg:height="1.276cm" svg:x="25.011cm" svg:y="18.942cm">
          <draw:text-box>
            <text:p><text:span text:style-name="T5">...</text:span></text:p>
          </draw:text-box>
        </draw:frame>
        <draw:frame draw:style-name="gr6" draw:text-style-name="P6" draw:layer="layout" svg:width="8.431cm" svg:height="3.581cm" svg:x="31.814cm" svg:y="9.834cm">
          <draw:text-box>
            <text:p><text:span text:style-name="T3">SSA EP Info</text:span></text:p>
            <text:p><text:span text:style-name="T1">Contains:</text:span></text:p>
            <text:p><text:span text:style-name="T1"><text:tab/></text:span><text:span text:style-name="T1">type (father/mother)</text:span></text:p>
            <text:p><text:span text:style-name="T1"><text:tab/></text:span><text:span text:style-name="T1">Connection channel (UD Qpn)</text:span></text:p>
            <text:p><text:span text:style-name="T1"><text:tab/></text:span><text:span text:style-name="T1">ConnCh PathRecord (list?)</text:span></text:p>
            <text:p><text:span text:style-name="T1"><text:tab/></text:span><text:span text:style-name="T1">Data channel (RC QPn)???</text:span></text:p>
          </draw:text-box>
        </draw:frame>
        <draw:frame draw:style-name="gr6" draw:text-style-name="P6" draw:layer="layout" svg:width="10.002cm" svg:height="3.581cm" svg:x="31.845cm" svg:y="4.4cm">
          <draw:text-box>
            <text:p><text:span text:style-name="T3">ComHeader</text:span></text:p>
            <text:p><text:span text:style-name="T1">Contains:</text:span></text:p>
            <text:p><text:span text:style-name="T1"><text:tab/></text:span><text:span text:style-name="T1">Seq Num</text:span></text:p>
            <text:p><text:span text:style-name="T1"><text:tab/></text:span><text:span text:style-name="T1">Message type</text:span></text:p>
            <text:p><text:span text:style-name="T1"><text:tab/></text:span><text:span text:style-name="T1">Message Length (? defined by type?)</text:span></text:p>
            <text:p><text:span text:style-name="T1"><text:tab/></text:span><text:span text:style-name="T1">Epoch (? or is this data?)</text:span></text:p>
          </draw:text-box>
        </draw:frame>
        <draw:line draw:style-name="gr12" draw:text-style-name="P1" draw:layer="layout" svg:x1="21.385cm" svg:y1="18.56cm" svg:x2="30.275cm" svg:y2="18.56cm">
          <text:p text:style-name="P1">SSA “Control”</text:p>
        </draw:line>
      </draw:page>
      <draw:page draw:name="page4" draw:style-name="dp1" draw:master-page-name="Default">
        <draw:g>
          <draw:line draw:style-name="gr3" draw:text-style-name="P1" draw:layer="layout" svg:x1="20.719cm" svg:y1="7.708cm" svg:x2="20.719cm" svg:y2="26.004cm">
            <text:p/>
          </draw:line>
          <draw:frame draw:style-name="gr13" draw:layer="layout" svg:width="2.191cm" svg:height="0.962cm" svg:x="19.549cm" svg:y="6.902cm">
            <draw:text-box>
              <text:p>ibacm</text:p>
            </draw:text-box>
          </draw:frame>
        </draw:g>
        <draw:g>
          <draw:frame draw:style-name="gr14" draw:layer="layout" svg:width="3.512cm" svg:height="0.962cm" svg:x="32.845cm" svg:y="6.772cm">
            <draw:text-box>
              <text:p>SSA (new)</text:p>
            </draw:text-box>
          </draw:frame>
          <draw:line draw:style-name="gr3" draw:text-style-name="P1" draw:layer="layout" svg:x1="34.649cm" svg:y1="7.532cm" svg:x2="34.649cm" svg:y2="25.974cm">
            <text:p/>
          </draw:line>
        </draw:g>
        <draw:g>
          <draw:frame draw:style-name="gr15" draw:layer="layout" svg:width="4.174cm" svg:height="0.962cm" svg:x="25.557cm" svg:y="6.855cm">
            <draw:text-box>
              <text:p>SSA (old)</text:p>
            </draw:text-box>
          </draw:frame>
          <draw:line draw:style-name="gr3" draw:text-style-name="P1" draw:layer="layout" svg:x1="27.769cm" svg:y1="7.807cm" svg:x2="27.769cm" svg:y2="25.974cm">
            <text:p/>
          </draw:line>
        </draw:g>
        <draw:frame draw:style-name="gr7" draw:text-style-name="P5" draw:layer="layout" svg:width="12.553cm" svg:height="5.169cm" svg:x="25.276cm" svg:y="1.387cm">
          <draw:text-box>
            <text:p text:style-name="P2"><text:span text:style-name="T1">Reparent sequence</text:span></text:p>
            <text:p text:style-name="P2"><text:span text:style-name="T1">When no service has been lost.</text:span></text:p>
            <text:p text:style-name="P2"><text:span text:style-name="T1">The Key here is you may get a conn response to your ibacm data request which causes you to start a new connection to the new father (or mother).</text:span></text:p>
            <text:p text:style-name="P2"><text:span text:style-name="T1">This is basically like redirection. </text:span><text:span text:style-name="T3"><text:s/>I am not sure I like this method so if anyone has any ideas...</text:span></text:p>
          </draw:text-box>
        </draw:frame>
        <draw:line draw:style-name="gr9" draw:text-style-name="P1" draw:layer="layout" svg:x1="20.734cm" svg:y1="11.166cm" svg:x2="27.721cm" svg:y2="12.149cm">
          <text:p text:style-name="P1">Conn Req</text:p>
        </draw:line>
        <draw:line draw:style-name="gr9" draw:text-style-name="P1" draw:layer="layout" svg:x1="20.763cm" svg:y1="12.816cm" svg:x2="27.751cm" svg:y2="13.734cm">
          <text:p text:style-name="P1">Ibacm Data Req</text:p>
        </draw:line>
        <draw:frame draw:style-name="gr6" draw:layer="layout" svg:width="1.984cm" svg:height="0.962cm" svg:x="23.132cm" svg:y="11.912cm">
          <draw:text-box>
            <text:p>OR...</text:p>
          </draw:text-box>
        </draw:frame>
        <draw:line draw:style-name="gr10" draw:text-style-name="P1" draw:layer="layout" svg:x1="20.705cm" svg:y1="15.808cm" svg:x2="27.721cm" svg:y2="15.169cm">
          <text:p text:style-name="P1">Conn Rsp</text:p>
        </draw:line>
        <draw:line draw:style-name="gr9" draw:text-style-name="P1" draw:layer="layout" svg:x1="20.705cm" svg:y1="17.324cm" svg:x2="34.648cm" svg:y2="18.366cm">
          <text:p text:style-name="P1">Conn Req</text:p>
        </draw:line>
        <draw:line draw:style-name="gr10" draw:text-style-name="P1" draw:layer="layout" svg:x1="20.675cm" svg:y1="19.805cm" svg:x2="34.619cm" svg:y2="18.928cm">
          <text:p text:style-name="P1">Conn Rsp</text:p>
        </draw:line>
        <draw:frame draw:style-name="gr6" draw:text-style-name="P6" draw:layer="layout" svg:width="8.588cm" svg:height="3.026cm" svg:x="7.719cm" svg:y="10.296cm">
          <draw:text-box>
            <text:p><text:span text:style-name="T3">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6" draw:text-style-name="P6" draw:layer="layout" svg:width="9.701cm" svg:height="5.801cm" svg:x="7.819cm" svg:y="14.138cm">
          <draw:text-box>
            <text:p><text:span text:style-name="T3">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father/mother)</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page>
      <draw:page draw:name="page5" draw:style-name="dp1" draw:master-page-name="Default">
        <draw:g>
          <draw:line draw:style-name="gr3" draw:text-style-name="P1" draw:layer="layout" svg:x1="15.896cm" svg:y1="5.395cm" svg:x2="15.896cm" svg:y2="26.47cm">
            <text:p/>
          </draw:line>
          <draw:frame draw:style-name="gr8" draw:layer="layout" svg:width="2.191cm" svg:height="1.054cm" svg:x="14.726cm" svg:y="4.467cm">
            <draw:text-box>
              <text:p>ibacm</text:p>
            </draw:text-box>
          </draw:frame>
        </draw:g>
        <draw:g>
          <draw:frame draw:style-name="gr8" draw:layer="layout" svg:width="5.315cm" svg:height="1.054cm" svg:x="27.122cm" svg:y="4.337cm">
            <draw:text-box>
              <text:p>SSA (new father)</text:p>
            </draw:text-box>
          </draw:frame>
          <draw:line draw:style-name="gr3" draw:text-style-name="P1" draw:layer="layout" svg:x1="29.826cm" svg:y1="5.205cm" svg:x2="29.826cm" svg:y2="26.27cm">
            <text:p/>
          </draw:line>
        </draw:g>
        <draw:g>
          <draw:frame draw:style-name="gr16" draw:layer="layout" svg:width="4.325cm" svg:height="0.962cm" svg:x="20.679cm" svg:y="4.39cm">
            <draw:text-box>
              <text:p>SSA (mother)</text:p>
            </draw:text-box>
          </draw:frame>
          <draw:line draw:style-name="gr3" draw:text-style-name="P1" draw:layer="layout" svg:x1="22.946cm" svg:y1="5.506cm" svg:x2="22.946cm" svg:y2="26.233cm">
            <text:p/>
          </draw:line>
        </draw:g>
        <draw:frame draw:style-name="gr7" draw:text-style-name="P5" draw:layer="layout" svg:width="12.553cm" svg:height="3.115cm" svg:x="20.353cm" svg:y="1.152cm">
          <draw:text-box>
            <text:p text:style-name="P2"><text:span text:style-name="T1">Reparent sequence</text:span></text:p>
            <text:p text:style-name="P2"><text:span text:style-name="T1">Ibacm has lost the connection to it's father.</text:span></text:p>
            <text:p text:style-name="P2"><text:span text:style-name="T1">(Some number of retries has failed)</text:span></text:p>
            <text:p text:style-name="P2"><text:span text:style-name="T1">Here the service is telling the mother “hey I lost contact with father”. <text:s/>I need a new fath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09-10T15:19:32</dc:date>
    <meta:editing-duration>PT10H58M05S</meta:editing-duration>
    <meta:editing-cycles>83</meta:editing-cycles>
    <meta:generator>OpenOffice.org/3.2$Unix OpenOffice.org_project/320m19$Build-9505</meta:generator>
    <meta:document-statistic meta:object-count="81"/>
  </office:meta>
</office:document-meta>
</file>